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7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2.905cm" svg:y1="5.445cm" svg:x2="13.065cm" svg:y2="5.445cm">
          <text:p/>
        </draw:line>
        <draw:frame draw:style-name="gr2" draw:layer="layout" svg:width="0.82cm" svg:height="0.962cm" svg:x="2.72cm" svg:y="4.483cm">
          <draw:text-box>
            <text:p>s</text:p>
          </draw:text-box>
        </draw:frame>
        <draw:custom-shape draw:style-name="gr3" draw:text-style-name="P1" draw:layer="layout" svg:width="0.254cm" svg:height="1.641cm" draw:transform="rotate (1.5707963267946) translate (6.979cm 6.08cm)">
          <text:p/>
          <draw:enhanced-geometry svg:viewBox="0 0 21600 21600" draw:glue-points="21600 0 0 10800 21600 21600" draw:text-areas="13800 ?f9 21600 ?f10" draw:type="left-brace" draw:modifiers="1800 10630.010493179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2" draw:layer="layout" svg:width="0.786cm" svg:height="0.878cm" svg:x="7.35cm" svg:y="6.08cm">
          <draw:text-box>
            <text:p><text:span text:style-name="T1">k</text:span></text:p>
          </draw:text-box>
        </draw:frame>
        <draw:custom-shape draw:style-name="gr3" draw:text-style-name="P1" draw:layer="layout" svg:width="0.254cm" svg:height="3.825cm" draw:transform="rotate (-1.57079632679579) translate (8.635cm 4.81cm)">
          <text:p/>
          <draw:enhanced-geometry svg:viewBox="0 0 21600 21600" draw:glue-points="21600 0 0 10800 21600 21600" draw:text-areas="13800 ?f9 21600 ?f10" draw:type="left-brace" draw:modifiers="1800 10630.010493179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1" draw:layer="layout" svg:width="0.254cm" svg:height="3.825cm" draw:transform="rotate (-1.57079632679579) translate (9.069cm 4.556cm)">
          <text:p/>
          <draw:enhanced-geometry svg:viewBox="0 0 21600 21600" draw:glue-points="21600 0 0 10800 21600 21600" draw:text-areas="13800 ?f9 21600 ?f10" draw:type="left-brace" draw:modifiers="1800 10630.010493179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1" draw:layer="layout" svg:width="0.254cm" svg:height="3.825cm" draw:transform="rotate (-1.57079632679579) translate (9.661cm 4.346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630.010493179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1" draw:layer="layout" svg:width="0.254cm" svg:height="3.825cm" draw:transform="rotate (-1.57079632679579) translate (10.303cm 4.092cm)">
          <text:p/>
          <draw:enhanced-geometry svg:viewBox="0 0 21600 21600" draw:glue-points="21600 0 0 10800 21600 21600" draw:text-areas="13800 ?f9 21600 ?f10" draw:type="left-brace" draw:modifiers="1800 10630.010493179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1" draw:layer="layout" svg:width="0.254cm" svg:height="3.825cm" draw:transform="rotate (-1.57079632679579) translate (10.872cm 3.838cm)">
          <text:p/>
          <draw:enhanced-geometry svg:viewBox="0 0 21600 21600" draw:glue-points="21600 0 0 10800 21600 21600" draw:text-areas="13800 ?f9 21600 ?f10" draw:type="left-brace" draw:modifiers="1800 10630.010493179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2" draw:layer="layout" svg:width="0.972cm" svg:height="0.878cm" svg:x="8.576cm" svg:y="2.96cm">
          <draw:text-box>
            <text:p><text:span text:style-name="T1">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972cm" fo:margin-bottom="16.497cm" fo:margin-left="2.556cm" fo:margin-right="7.76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6-08T11:55:06</meta:creation-date>
    <dc:date>2010-06-08T12:09:24</dc:date>
    <meta:editing-duration>PT00H14M19S</meta:editing-duration>
    <meta:editing-cycles>3</meta:editing-cycles>
    <meta:generator>OpenOffice.org/3.2$Unix OpenOffice.org_project/320m12$Build-9483</meta:generator>
    <meta:document-statistic meta:object-count="10"/>
  </office:meta>
</office:document-meta>
</file>